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STILLA APOLAYA, AMELIA EL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107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HINCH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80684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STILLA APOLAYA, AMELIA EL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18610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80684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/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0/2021</text:p>
          </table:table-cell>
          <table:table-cell table:style-name="Tabla2.A3" office:value-type="string">
            <text:p text:style-name="P22">55126166</text:p>
          </table:table-cell>
          <table:table-cell table:style-name="Tabla2.D3" office:value-type="string">
            <text:p text:style-name="P23">8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6T17:11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